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patts" table:style-name="ta1">
        <table:shapes>
          <draw:frame draw:z-index="0" draw:style-name="gr1" draw:text-style-name="P1" svg:width="159.97mm" svg:height="90.04mm" svg:x="143.39mm" svg:y="10.1mm">
            <loext:p draw:notify-on-update-of-ranges="100patts.A2:100patts.A16 100patts.B1:100patts.B1 100patts.B2:100patts.B16 100patts.C1:100patts.C1 100patts.C2:100patt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8mm" svg:height="90.04mm" svg:x="144.13mm" svg:y="109.97mm">
            <loext:p draw:notify-on-update-of-ranges="100patts.A33:100patts.A39 100patts.E33:100patts.E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8mm" svg:height="90.04mm" svg:x="5.78mm" svg:y="207.18mm">
            <loext:p draw:notify-on-update-of-ranges="100patts.A35:100patts.A39 100patts.E32:100patts.E32 100patts.E35:100patts.E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8mm" svg:height="90.04mm" svg:x="179.88mm" svg:y="302.8mm">
            <loext:p draw:notify-on-update-of-ranges="100patts.A71:100patts.A75 100patts.E71:100patts.E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ttern size (M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ocessing time</text:p>
          </table:table-cell>
          <table:table-cell table:style-name="ce1" office:value-type="string" calcext:value-type="string">
            <text:p>No. words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4.78" calcext:value-type="float">
            <text:p>4.78</text:p>
          </table:table-cell>
          <table:table-cell table:formula="of:=[.A2]/64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3200" office:value-type="float" office:value="3200" calcext:value-type="float">
            <text:p>3200</text:p>
          </table:table-cell>
          <table:table-cell office:value-type="float" office:value="8.13" calcext:value-type="float">
            <text:p>8.13</text:p>
          </table:table-cell>
          <table:table-cell office:value-type="float" office:value="7.99" calcext:value-type="float">
            <text:p>7.99</text:p>
          </table:table-cell>
          <table:table-cell table:formula="of:=[.A3]/64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1.81" calcext:value-type="float">
            <text:p>21.81</text:p>
          </table:table-cell>
          <table:table-cell office:value-type="float" office:value="21.34" calcext:value-type="float">
            <text:p>21.34</text:p>
          </table:table-cell>
          <table:table-cell table:formula="of:=[.A4]/64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2.07" calcext:value-type="float">
            <text:p>32.07</text:p>
          </table:table-cell>
          <table:table-cell office:value-type="float" office:value="25.64" calcext:value-type="float">
            <text:p>25.64</text:p>
          </table:table-cell>
          <table:table-cell table:formula="of:=[.A5]/64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4.68" calcext:value-type="float">
            <text:p>34.68</text:p>
          </table:table-cell>
          <table:table-cell office:value-type="float" office:value="29.73" calcext:value-type="float">
            <text:p>29.73</text:p>
          </table:table-cell>
          <table:table-cell table:formula="of:=[.A6]/64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1.88" calcext:value-type="float">
            <text:p>41.88</text:p>
          </table:table-cell>
          <table:table-cell office:value-type="float" office:value="35.08" calcext:value-type="float">
            <text:p>35.08</text:p>
          </table:table-cell>
          <table:table-cell table:formula="of:=[.A7]/64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50.93" calcext:value-type="float">
            <text:p>50.93</text:p>
          </table:table-cell>
          <table:table-cell office:value-type="float" office:value="39.86" calcext:value-type="float">
            <text:p>39.86</text:p>
          </table:table-cell>
          <table:table-cell table:formula="of:=[.A8]/64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52.46" calcext:value-type="float">
            <text:p>52.46</text:p>
          </table:table-cell>
          <table:table-cell office:value-type="float" office:value="43.46" calcext:value-type="float">
            <text:p>43.46</text:p>
          </table:table-cell>
          <table:table-cell table:formula="of:=[.A9]/64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7.82" calcext:value-type="float">
            <text:p>57.82</text:p>
          </table:table-cell>
          <table:table-cell office:value-type="float" office:value="46.95" calcext:value-type="float">
            <text:p>46.95</text:p>
          </table:table-cell>
          <table:table-cell table:formula="of:=[.A10]/64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65.81" calcext:value-type="float">
            <text:p>65.81</text:p>
          </table:table-cell>
          <table:table-cell office:value-type="float" office:value="54.31" calcext:value-type="float">
            <text:p>54.31</text:p>
          </table:table-cell>
          <table:table-cell table:formula="of:=[.A11]/64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89.07" calcext:value-type="float">
            <text:p>89.07</text:p>
          </table:table-cell>
          <table:table-cell office:value-type="float" office:value="63.98" calcext:value-type="float">
            <text:p>63.98</text:p>
          </table:table-cell>
          <table:table-cell table:formula="of:=[.A12]/64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60+44.72" office:value-type="float" office:value="104.72" calcext:value-type="float">
            <text:p>104.72</text:p>
          </table:table-cell>
          <table:table-cell office:value-type="float" office:value="81.38" calcext:value-type="float">
            <text:p>81.38</text:p>
          </table:table-cell>
          <table:table-cell table:formula="of:=[.A13]/64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25.71" calcext:value-type="float">
            <text:p>125.71</text:p>
          </table:table-cell>
          <table:table-cell office:value-type="float" office:value="101.57" calcext:value-type="float">
            <text:p>101.57</text:p>
          </table:table-cell>
          <table:table-cell table:formula="of:=[.A14]/64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89600" calcext:value-type="float">
            <text:p>89600</text:p>
          </table:table-cell>
          <table:table-cell table:formula="of:=155.45" office:value-type="float" office:value="155.45" calcext:value-type="float">
            <text:p>155.45</text:p>
          </table:table-cell>
          <table:table-cell office:value-type="float" office:value="115.14" calcext:value-type="float">
            <text:p>115.14</text:p>
          </table:table-cell>
          <table:table-cell table:formula="of:=[.A15]/64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59.83" calcext:value-type="float">
            <text:p>159.83</text:p>
          </table:table-cell>
          <table:table-cell office:value-type="float" office:value="135.23" calcext:value-type="float">
            <text:p>135.23</text:p>
          </table:table-cell>
          <table:table-cell table:formula="of:=[.A16]/64" office:value-type="float" office:value="1600" calcext:value-type="float">
            <text:p>160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4.68" calcext:value-type="float">
            <text:p>34.68</text:p>
          </table:table-cell>
          <table:table-cell office:value-type="float" office:value="29.73" calcext:value-type="float">
            <text:p>29.73</text:p>
          </table:table-cell>
          <table:table-cell table:formula="of:=[.A21]/64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7.82" calcext:value-type="float">
            <text:p>57.82</text:p>
          </table:table-cell>
          <table:table-cell office:value-type="float" office:value="46.95" calcext:value-type="float">
            <text:p>46.95</text:p>
          </table:table-cell>
          <table:table-cell table:formula="of:=[.A22]/64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65.81" calcext:value-type="float">
            <text:p>65.81</text:p>
          </table:table-cell>
          <table:table-cell office:value-type="float" office:value="54.31" calcext:value-type="float">
            <text:p>54.31</text:p>
          </table:table-cell>
          <table:table-cell table:formula="of:=[.A23]/64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89.07" calcext:value-type="float">
            <text:p>89.07</text:p>
          </table:table-cell>
          <table:table-cell office:value-type="float" office:value="63.98" calcext:value-type="float">
            <text:p>63.98</text:p>
          </table:table-cell>
          <table:table-cell table:formula="of:=[.A24]/64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60+44.72" office:value-type="float" office:value="104.72" calcext:value-type="float">
            <text:p>104.72</text:p>
          </table:table-cell>
          <table:table-cell office:value-type="float" office:value="81.38" calcext:value-type="float">
            <text:p>81.38</text:p>
          </table:table-cell>
          <table:table-cell table:formula="of:=[.A25]/64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25.71" calcext:value-type="float">
            <text:p>125.71</text:p>
          </table:table-cell>
          <table:table-cell office:value-type="float" office:value="101.57" calcext:value-type="float">
            <text:p>101.57</text:p>
          </table:table-cell>
          <table:table-cell table:formula="of:=[.A26]/64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89600" calcext:value-type="float">
            <text:p>89600</text:p>
          </table:table-cell>
          <table:table-cell table:formula="of:=155.45" office:value-type="float" office:value="155.45" calcext:value-type="float">
            <text:p>155.45</text:p>
          </table:table-cell>
          <table:table-cell office:value-type="float" office:value="115.14" calcext:value-type="float">
            <text:p>115.14</text:p>
          </table:table-cell>
          <table:table-cell table:formula="of:=[.A27]/64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59.83" calcext:value-type="float">
            <text:p>159.83</text:p>
          </table:table-cell>
          <table:table-cell office:value-type="float" office:value="135.23" calcext:value-type="float">
            <text:p>135.23</text:p>
          </table:table-cell>
          <table:table-cell table:formula="of:=[.A28]/64" office:value-type="float" office:value="1600" calcext:value-type="float">
            <text:p>16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og processing time</text:p>
          </table:table-cell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4.78" calcext:value-type="float">
            <text:p>4.78</text:p>
          </table:table-cell>
          <table:table-cell table:formula="of:=[.A33]/64" office:value-type="float" office:value="25" calcext:value-type="float">
            <text:p>25</text:p>
          </table:table-cell>
          <table:table-cell table:formula="of:=LOG([.C33];2)" office:value-type="float" office:value="2.25701061820602" calcext:value-type="float">
            <text:p>2.2570106182</text:p>
          </table:table-cell>
        </table:table-row>
        <table:table-row table:style-name="ro1">
          <table:table-cell table:formula="of:=3200" office:value-type="float" office:value="3200" calcext:value-type="float">
            <text:p>3200</text:p>
          </table:table-cell>
          <table:table-cell office:value-type="float" office:value="8.13" calcext:value-type="float">
            <text:p>8.13</text:p>
          </table:table-cell>
          <table:table-cell office:value-type="float" office:value="7.99" calcext:value-type="float">
            <text:p>7.99</text:p>
          </table:table-cell>
          <table:table-cell table:formula="of:=[.A34]/64" office:value-type="float" office:value="50" calcext:value-type="float">
            <text:p>50</text:p>
          </table:table-cell>
          <table:table-cell table:formula="of:=LOG([.C34];2)" office:value-type="float" office:value="2.99819550315325" calcext:value-type="float">
            <text:p>2.998195503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1.81" calcext:value-type="float">
            <text:p>21.81</text:p>
          </table:table-cell>
          <table:table-cell office:value-type="float" office:value="21.34" calcext:value-type="float">
            <text:p>21.34</text:p>
          </table:table-cell>
          <table:table-cell table:formula="of:=[.A35]/64" office:value-type="float" office:value="100" calcext:value-type="float">
            <text:p>100</text:p>
          </table:table-cell>
          <table:table-cell table:formula="of:=LOG([.C35];2)" office:value-type="float" office:value="4.4154882710497" calcext:value-type="float">
            <text:p>4.41548827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4.68" calcext:value-type="float">
            <text:p>34.68</text:p>
          </table:table-cell>
          <table:table-cell office:value-type="float" office:value="29.73" calcext:value-type="float">
            <text:p>29.73</text:p>
          </table:table-cell>
          <table:table-cell table:formula="of:=[.A36]/64" office:value-type="float" office:value="200" calcext:value-type="float">
            <text:p>200</text:p>
          </table:table-cell>
          <table:table-cell table:formula="of:=LOG([.C36];2)" office:value-type="float" office:value="4.89384755813292" calcext:value-type="float">
            <text:p>4.8938475581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7.82" calcext:value-type="float">
            <text:p>57.82</text:p>
          </table:table-cell>
          <table:table-cell office:value-type="float" office:value="46.95" calcext:value-type="float">
            <text:p>46.95</text:p>
          </table:table-cell>
          <table:table-cell table:formula="of:=[.A37]/64" office:value-type="float" office:value="400" calcext:value-type="float">
            <text:p>400</text:p>
          </table:table-cell>
          <table:table-cell table:formula="of:=LOG([.C37];2)" office:value-type="float" office:value="5.55305325276641" calcext:value-type="float">
            <text:p>5.5530532528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89.07" calcext:value-type="float">
            <text:p>89.07</text:p>
          </table:table-cell>
          <table:table-cell office:value-type="float" office:value="63.98" calcext:value-type="float">
            <text:p>63.98</text:p>
          </table:table-cell>
          <table:table-cell table:formula="of:=[.A38]/64" office:value-type="float" office:value="800" calcext:value-type="float">
            <text:p>800</text:p>
          </table:table-cell>
          <table:table-cell table:formula="of:=LOG([.C38];2)" office:value-type="float" office:value="5.99954908734095" calcext:value-type="float">
            <text:p>5.9995490873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59.83" calcext:value-type="float">
            <text:p>159.83</text:p>
          </table:table-cell>
          <table:table-cell office:value-type="float" office:value="135.23" calcext:value-type="float">
            <text:p>135.23</text:p>
          </table:table-cell>
          <table:table-cell table:formula="of:=[.A39]/64" office:value-type="float" office:value="1600" calcext:value-type="float">
            <text:p>1600</text:p>
          </table:table-cell>
          <table:table-cell table:formula="of:=LOG([.C39];2)" office:value-type="float" office:value="7.07927143052254" calcext:value-type="float">
            <text:p>7.0792714305</text:p>
          </table:table-cell>
        </table:table-row>
        <table:table-row table:style-name="ro1" table:number-rows-repeated="31"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1.31" calcext:value-type="float">
            <text:p>11.31</text:p>
          </table:table-cell>
          <table:table-cell office:value-type="float" office:value="11.05" calcext:value-type="float">
            <text:p>11.05</text:p>
          </table:table-cell>
          <table:table-cell table:formula="of:=[.A71]/64" office:value-type="float" office:value="100" calcext:value-type="float">
            <text:p>100</text:p>
          </table:table-cell>
          <table:table-cell table:formula="of:=LOG([.C71];2)" office:value-type="float" office:value="3.46597446450407" calcext:value-type="float">
            <text:p>3.465974464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3.71" calcext:value-type="float">
            <text:p>33.71</text:p>
          </table:table-cell>
          <table:table-cell office:value-type="float" office:value="29.99" calcext:value-type="float">
            <text:p>29.99</text:p>
          </table:table-cell>
          <table:table-cell table:formula="of:=[.A72]/64" office:value-type="float" office:value="200" calcext:value-type="float">
            <text:p>200</text:p>
          </table:table-cell>
          <table:table-cell table:formula="of:=LOG([.C72];2)" office:value-type="float" office:value="4.90640961709402" calcext:value-type="float">
            <text:p>4.9064096171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7.13" calcext:value-type="float">
            <text:p>57.13</text:p>
          </table:table-cell>
          <table:table-cell office:value-type="float" office:value="47.54" calcext:value-type="float">
            <text:p>47.54</text:p>
          </table:table-cell>
          <table:table-cell table:formula="of:=[.A73]/64" office:value-type="float" office:value="400" calcext:value-type="float">
            <text:p>400</text:p>
          </table:table-cell>
          <table:table-cell table:formula="of:=LOG([.C73];2)" office:value-type="float" office:value="5.57106999816771" calcext:value-type="float">
            <text:p>5.5710699982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28.95" calcext:value-type="float">
            <text:p>128.95</text:p>
          </table:table-cell>
          <table:table-cell office:value-type="float" office:value="75.37" calcext:value-type="float">
            <text:p>75.37</text:p>
          </table:table-cell>
          <table:table-cell table:formula="of:=[.A74]/64" office:value-type="float" office:value="800" calcext:value-type="float">
            <text:p>800</text:p>
          </table:table-cell>
          <table:table-cell table:formula="of:=LOG([.C74];2)" office:value-type="float" office:value="6.2359184875622" calcext:value-type="float">
            <text:p>6.2359184876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formula="of:=4*60+15.19" office:value-type="float" office:value="255.19" calcext:value-type="float">
            <text:p>255.19</text:p>
          </table:table-cell>
          <table:table-cell office:value-type="float" office:value="137.17" calcext:value-type="float">
            <text:p>137.17</text:p>
          </table:table-cell>
          <table:table-cell table:formula="of:=[.A75]/64" office:value-type="float" office:value="1600" calcext:value-type="float">
            <text:p>1600</text:p>
          </table:table-cell>
          <table:table-cell table:formula="of:=LOG([.C75];2)" office:value-type="float" office:value="7.09982117869224" calcext:value-type="float">
            <text:p>7.0998211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6:29:40.36487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8-01-17T18:13:36.847716858</dc:date>
    <meta:editing-duration>PT2H14M39S</meta:editing-duration>
    <meta:editing-cycles>14</meta:editing-cycles>
    <meta:generator>LibreOffice/5.1.4.2$Linux_X86_64 LibreOffice_project/10m0$Build-2</meta:generator>
    <meta:document-statistic meta:table-count="1" meta:cell-count="1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436cm" svg:y="0.316cm" chart:style-name="ch2">
          <text:p>Speed w.r.t. increasing pattern size</text:p>
        </chart:title>
        <chart:plot-area chart:style-name="ch3" table:cell-range-address="100patts.A1:100patts.C16" chart:data-source-has-labels="both" svg:x="1.33cm" svg:y="1.275cm" svg:width="14.349cm" svg:height="6.569cm">
          <chartooo:coordinate-region svg:x="1.951cm" svg:y="1.275cm" svg:width="13.402cm" svg:height="5.054cm"/>
          <chart:axis chart:dimension="x" chart:name="primary-x" chart:style-name="ch4" chartooo:axis-type="auto">
            <chartooo:date-scale/>
            <chart:title svg:x="6.965cm" svg:y="8.024cm" chart:style-name="ch5">
              <text:p>Total pattern size (M)</text:p>
            </chart:title>
            <chart:categories table:cell-range-address="100patts.A2:100patts.A16"/>
          </chart:axis>
          <chart:axis chart:dimension="y" chart:name="primary-y" chart:style-name="ch4">
            <chart:title svg:x="0.451cm" svg:y="5.185cm" chart:style-name="ch6">
              <text:p>Time (s)</text:p>
            </chart:title>
            <chart:grid chart:style-name="ch7" chart:class="major"/>
          </chart:axis>
          <chart:series chart:style-name="ch8" chart:values-cell-range-address="100patts.B2:100patts.B16" chart:label-cell-address="100patts.B1:100patts.B1" chart:class="chart:line">
            <chart:data-point chart:repeated="15"/>
          </chart:series>
          <chart:series chart:style-name="ch9" chart:values-cell-range-address="100patts.C2:100patts.C16" chart:label-cell-address="100patts.C1:100patts.C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00patts.B1:100patts.B1</svg:desc>
                </draw:g>
              </table:table-cell>
              <table:table-cell office:value-type="string">
                <text:p>Processing time</text:p>
                <draw:g>
                  <svg:desc>100patts.C1:100patts.C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100patts.A2:100patts.A16</svg:desc>
                </draw:g>
              </table:table-cell>
              <table:table-cell office:value-type="float" office:value="4.89">
                <text:p>4.89</text:p>
                <draw:g>
                  <svg:desc>100patts.B2:100patts.B16</svg:desc>
                </draw:g>
              </table:table-cell>
              <table:table-cell office:value-type="float" office:value="4.78">
                <text:p>4.78</text:p>
                <draw:g>
                  <svg:desc>100patts.C2:100patts.C16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8.13">
                <text:p>8.13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.81">
                <text:p>21.81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2.07">
                <text:p>32.07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4.68">
                <text:p>34.68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1.88">
                <text:p>41.88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50.93">
                <text:p>50.93</text:p>
              </table:table-cell>
              <table:table-cell office:value-type="float" office:value="39.86">
                <text:p>39.86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52.46">
                <text:p>52.46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57.82">
                <text:p>57.82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65.81">
                <text:p>65.8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89.07">
                <text:p>89.07</text:p>
              </table:table-cell>
              <table:table-cell office:value-type="float" office:value="63.98">
                <text:p>63.9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04.72">
                <text:p>104.72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125.71">
                <text:p>125.71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155.45">
                <text:p>155.45</text:p>
              </table:table-cell>
              <table:table-cell office:value-type="float" office:value="115.14">
                <text:p>115.14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59.83">
                <text:p>159.83</text:p>
              </table:table-cell>
              <table:table-cell office:value-type="float" office:value="135.23">
                <text:p>135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1.913cm" svg:y="3.954cm" style:legend-expansion="high" chart:style-name="ch2"/>
        <chart:plot-area chart:style-name="ch3" table:cell-range-address="100patts.A33:100patts.A39 100patts.E33:100patts.E39" chart:data-source-has-labels="column" svg:x="0.32cm" svg:y="0.18cm" svg:width="11.273cm" svg:height="8.645cm">
          <chartooo:coordinate-region svg:x="0.756cm" svg:y="0.379cm" svg:width="10.28cm" svg:height="7.799cm"/>
          <chart:axis chart:dimension="x" chart:name="primary-x" chart:style-name="ch4" chartooo:axis-type="auto">
            <chartooo:date-scale/>
            <chart:categories table:cell-range-address="100patts.A33:100patts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00patts.E33:100patts.E39" chart:class="chart:line"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100patts.A33:100patts.A39</svg:desc>
                </draw:g>
              </table:table-cell>
              <table:table-cell office:value-type="float" office:value="2.25701061820602">
                <text:p>2.25701061820602</text:p>
                <draw:g>
                  <svg:desc>100patts.E33:100patts.E39</svg:desc>
                </draw:g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.99819550315325">
                <text:p>2.9981955031532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4154882710497">
                <text:p>4.415488271049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4.89384755813292">
                <text:p>4.8938475581329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5.55305325276641">
                <text:p>5.5530532527664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.99954908734095">
                <text:p>5.9995490873409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7.07927143052254">
                <text:p>7.07927143052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5.037cm" svg:y="0.316cm" chart:style-name="ch2">
          <text:p>Speed w.r.t. total pattern size</text:p>
        </chart:title>
        <chart:plot-area chart:style-name="ch3" table:cell-range-address="100patts.A35:100patts.A39 100patts.E32:100patts.E32 100patts.E35:100patts.E39" chart:data-source-has-labels="both" svg:x="1.331cm" svg:y="1.275cm" svg:width="14.358cm" svg:height="6.569cm">
          <chartooo:coordinate-region svg:x="1.767cm" svg:y="1.474cm" svg:width="13.365cm" svg:height="5.723cm"/>
          <chart:axis chart:dimension="x" chart:name="primary-x" chart:style-name="ch4" chartooo:axis-type="auto">
            <chartooo:date-scale/>
            <chart:title svg:x="6.971cm" svg:y="8.024cm" chart:style-name="ch5">
              <text:p>Total pattern size (M)</text:p>
            </chart:title>
            <chart:categories table:cell-range-address="100patts.A35:100patts.A39"/>
          </chart:axis>
          <chart:axis chart:dimension="y" chart:name="primary-y" chart:style-name="ch4">
            <chart:title svg:x="0.451cm" svg:y="6.296cm" chart:style-name="ch6">
              <text:p>Log processing time (s)</text:p>
            </chart:title>
            <chart:grid chart:style-name="ch7" chart:class="major"/>
          </chart:axis>
          <chart:series chart:style-name="ch8" chart:values-cell-range-address="100patts.E35:100patts.E39" chart:label-cell-address="100patts.E32:100patts.E3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processing time</text:p>
                <draw:g>
                  <svg:desc>100patts.E32:100patts.E32</svg:desc>
                </draw:g>
              </table:table-cell>
            </table:table-row>
          </table:table-header-rows>
          <table:table-rows>
            <table:table-row>
              <table:table-cell office:value-type="float" office:value="6400">
                <text:p>6400</text:p>
                <draw:g>
                  <svg:desc>100patts.A35:100patts.A39</svg:desc>
                </draw:g>
              </table:table-cell>
              <table:table-cell office:value-type="float" office:value="4.4154882710497">
                <text:p>4.4154882710497</text:p>
                <draw:g>
                  <svg:desc>100patts.E35:100patts.E39</svg:desc>
                </draw:g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4.89384755813292">
                <text:p>4.8938475581329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5.55305325276641">
                <text:p>5.5530532527664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.99954908734095">
                <text:p>5.9995490873409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7.07927143052254">
                <text:p>7.079271430522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157cm" svg:y="4.203cm" style:legend-expansion="high" chart:style-name="ch2"/>
        <chart:plot-area chart:style-name="ch3" table:cell-range-address="100patts.A71:100patts.A75 100patts.E71:100patts.E75" chart:data-source-has-labels="column" svg:x="0.32cm" svg:y="0.18cm" svg:width="12.517cm" svg:height="8.645cm">
          <chartooo:coordinate-region svg:x="0.756cm" svg:y="0.379cm" svg:width="11.524cm" svg:height="7.799cm"/>
          <chart:axis chart:dimension="x" chart:name="primary-x" chart:style-name="ch4" chartooo:axis-type="auto">
            <chartooo:date-scale/>
            <chart:categories table:cell-range-address="100patts.A71:100patts.A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00patts.E71:100patts.E7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6400">
                <text:p>6400</text:p>
                <draw:g>
                  <svg:desc>100patts.A71:100patts.A75</svg:desc>
                </draw:g>
              </table:table-cell>
              <table:table-cell office:value-type="float" office:value="3.46597446450407">
                <text:p>3.46597446450407</text:p>
                <draw:g>
                  <svg:desc>100patts.E71:100patts.E75</svg:desc>
                </draw:g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4.90640961709402">
                <text:p>4.9064096170940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5.57106999816771">
                <text:p>5.5710699981677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6.2359184875622">
                <text:p>6.2359184875622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7.09982117869224">
                <text:p>7.0998211786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